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102e" officeooo:paragraph-rsid="0013102e"/>
    </style:style>
    <style:style style:name="P2" style:family="paragraph" style:parent-style-name="Standard">
      <style:text-properties officeooo:rsid="0013b8d9" officeooo:paragraph-rsid="0013b8d9"/>
    </style:style>
    <style:style style:name="P3" style:family="paragraph" style:parent-style-name="Standard">
      <style:text-properties officeooo:rsid="001424b5" officeooo:paragraph-rsid="001424b5"/>
    </style:style>
    <style:style style:name="T1" style:family="text">
      <style:text-properties officeooo:rsid="0013b8d9"/>
    </style:style>
    <style:style style:name="T2" style:family="text">
      <style:text-properties officeooo:rsid="00142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OCAML PRIIB</text:p>
      <text:p text:style-name="P1"/>
      <text:p text:style-name="P1">Ho scelto di implementare il tipo di dato set in modo tale che esso sia esprimibile in tre modi distinti, ovvero Empty, Singleton e Elements.</text:p>
      <text:p text:style-name="P1">Empty rappresenta l'insieme vuoto. Singleton contiene un solo elemento e Elements contiene almeno due elementi. </text:p>
      <text:p text:style-name="P1">Gli elementi all'interno dei set sono di tipo 't, quindi è possibile rappresentare insiemi di qualsiasi tipo di dato, purchè siano insiemi con elementi di tipo uniforme. </text:p>
      <text:p text:style-name="P1">Per quanto riguarda il tipo set esprimibile nel linguaggio didattico, sono tutti i set contenenti tipi esprimibili, ovvero evT. <text:span text:style-name="T1">E' perciò possibie dichiarare set contenenti qualsiasi tipo esprimibile del linguaggio didattico, tuttavia i metodi sono ragionevolmente implementati solo per set di Int.</text:span></text:p>
      <text:p text:style-name="P2">Per rappresentare un set tramite un'espressione si utilizza Eset, tipo costituito ricorsivamente da "info", che a sua volta può essere una coppia "exp" e "info" o "Null", quest'ultimo sta ad indicare l'ultimo elemento dell'espressione raffigurante un set. </text:p>
      <text:p text:style-name="P2">Per il typechecking su set si usa il metodo setTypecheck che controlla ricorsivamente <text:span text:style-name="T2">usando typecheck se tutti gli elementi del set rispettano il type-checking.</text:span></text:p>
      <text:p text:style-name="P3">I test sono una serie di controlli statici ai fini di provare tutti i metodi su set a partire dalla valutazione delle espressioni per ciascuno di essi. Vengono testate in modo quasi esaustivo le possibili combinazioni di casi nei quali i metodi possono essere invocati. Ad esempio l'aggiunta di un elemento ad un set vuoto, e successivamente ad un singleton e per finire ad un element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11:15:46.635881081</meta:creation-date>
    <dc:date>2023-03-31T11:25:05.775000000</dc:date>
    <meta:editing-duration>PT9M35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8" meta:word-count="239" meta:character-count="1545" meta:non-whitespace-character-count="1310"/>
  </office:meta>
</office:document-meta>
</file>